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546cm" svg:height="9.349cm" svg:x="28.027cm" svg:y="1.54cm">
            <draw:object draw:notify-on-update-of-ranges="Planilha1.A1:Planilha1.A1 Planilha1.A2:Planilha1.A22 Planilha1.D1:Planilha1.D1 Planilha1.D2:Planilha1.D22 Planilha1.E1:Planilha1.E1 Planilha1.E2:Planilha1.E22 Planilha1.G1:Planilha1.G1 Planilha1.G2:Planilha1.G22 Planilha1.I1:Planilha1.I1 Planilha1.I2:Planilha1.I22 Planilha1.J1:Planilha1.J1 Planilha1.J2:Planilha1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number-columns-repeated="9" table:default-cell-style-name="ce1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5" calcext:value-type="float">
            <text:p>0,0012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109" calcext:value-type="float">
            <text:p>0,04109</text:p>
          </table:table-cell>
          <table:table-cell office:value-type="float" office:value="0.04281" calcext:value-type="float">
            <text:p>0,0428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2483" calcext:value-type="float">
            <text:p>0,0248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78" calcext:value-type="float">
            <text:p>0,00078</text:p>
          </table:table-cell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9289" calcext:value-type="float">
            <text:p>0,19289</text:p>
          </table:table-cell>
          <table:table-cell office:value-type="float" office:value="0.19465" calcext:value-type="float">
            <text:p>0,19465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9857" calcext:value-type="float">
            <text:p>0,098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25" calcext:value-type="float">
            <text:p>0,00125</text:p>
          </table:table-cell>
          <table:table-cell table:number-columns-repeated="10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46711" calcext:value-type="float">
            <text:p>0,46711</text:p>
          </table:table-cell>
          <table:table-cell office:value-type="float" office:value="0.45973" calcext:value-type="float">
            <text:p>0,45973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22151" calcext:value-type="float">
            <text:p>0,2215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03" calcext:value-type="float">
            <text:p>0,00203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85685" calcext:value-type="float">
            <text:p>0,85685</text:p>
          </table:table-cell>
          <table:table-cell office:value-type="float" office:value="0.84679" calcext:value-type="float">
            <text:p>0,8467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375" calcext:value-type="float">
            <text:p>0,00375</text:p>
          </table:table-cell>
          <table:table-cell office:value-type="float" office:value="0.39303" calcext:value-type="float">
            <text:p>0,39303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281" calcext:value-type="float">
            <text:p>0,00281</text:p>
          </table:table-cell>
          <table:table-cell table:number-columns-repeated="10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37693" calcext:value-type="float">
            <text:p>1,37693</text:p>
          </table:table-cell>
          <table:table-cell office:value-type="float" office:value="1.32702" calcext:value-type="float">
            <text:p>1,3270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497" calcext:value-type="float">
            <text:p>0,00497</text:p>
          </table:table-cell>
          <table:table-cell office:value-type="float" office:value="0.62189" calcext:value-type="float">
            <text:p>0,62189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0327" calcext:value-type="float">
            <text:p>0,00327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1933" calcext:value-type="float">
            <text:p>2,01933</text:p>
          </table:table-cell>
          <table:table-cell office:value-type="float" office:value="2.00297" calcext:value-type="float">
            <text:p>2,00297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92134" calcext:value-type="float">
            <text:p>0,92134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453" calcext:value-type="float">
            <text:p>0,00453</text:p>
          </table:table-cell>
          <table:table-cell table:number-columns-repeated="10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77712" calcext:value-type="float">
            <text:p>2,77712</text:p>
          </table:table-cell>
          <table:table-cell office:value-type="float" office:value="2.72157" calcext:value-type="float">
            <text:p>2,7215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642" calcext:value-type="float">
            <text:p>0,00642</text:p>
          </table:table-cell>
          <table:table-cell office:value-type="float" office:value="1.20534" calcext:value-type="float">
            <text:p>1,20534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515" calcext:value-type="float">
            <text:p>0,00515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66032" calcext:value-type="float">
            <text:p>3,66032</text:p>
          </table:table-cell>
          <table:table-cell office:value-type="float" office:value="3.59946" calcext:value-type="float">
            <text:p>3,59946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796" calcext:value-type="float">
            <text:p>0,00796</text:p>
          </table:table-cell>
          <table:table-cell office:value-type="float" office:value="1.5679" calcext:value-type="float">
            <text:p>1,5679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594" calcext:value-type="float">
            <text:p>0,00594</text:p>
          </table:table-cell>
          <table:table-cell table:number-columns-repeated="10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.65042" calcext:value-type="float">
            <text:p>4,65042</text:p>
          </table:table-cell>
          <table:table-cell office:value-type="float" office:value="4.59212" calcext:value-type="float">
            <text:p>4,59212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89" calcext:value-type="float">
            <text:p>0,0089</text:p>
          </table:table-cell>
          <table:table-cell office:value-type="float" office:value="1.98324" calcext:value-type="float">
            <text:p>1,98324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641" calcext:value-type="float">
            <text:p>0,00641</text:p>
          </table:table-cell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78268" calcext:value-type="float">
            <text:p>5,78268</text:p>
          </table:table-cell>
          <table:table-cell office:value-type="float" office:value="5.68961" calcext:value-type="float">
            <text:p>5,68961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2.44785" calcext:value-type="float">
            <text:p>2,44785</text:p>
          </table:table-cell>
          <table:table-cell office:value-type="float" office:value="0.00921" calcext:value-type="float">
            <text:p>0,00921</text:p>
          </table:table-cell>
          <table:table-cell office:value-type="float" office:value="0.00719" calcext:value-type="float">
            <text:p>0,00719</text:p>
          </table:table-cell>
          <table:table-cell table:number-columns-repeated="10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7.02987" calcext:value-type="float">
            <text:p>7,02987</text:p>
          </table:table-cell>
          <table:table-cell office:value-type="float" office:value="6.92805" calcext:value-type="float">
            <text:p>6,92805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1155" calcext:value-type="float">
            <text:p>0,01155</text:p>
          </table:table-cell>
          <table:table-cell office:value-type="float" office:value="2.96133" calcext:value-type="float">
            <text:p>2,96133</text:p>
          </table:table-cell>
          <table:table-cell office:value-type="float" office:value="0.01032" calcext:value-type="float">
            <text:p>0,01032</text:p>
          </table:table-cell>
          <table:table-cell office:value-type="float" office:value="0.00781" calcext:value-type="float">
            <text:p>0,00781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.3757" calcext:value-type="float">
            <text:p>8,3757</text:p>
          </table:table-cell>
          <table:table-cell office:value-type="float" office:value="8.27181" calcext:value-type="float">
            <text:p>8,27181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249" calcext:value-type="float">
            <text:p>0,01249</text:p>
          </table:table-cell>
          <table:table-cell office:value-type="float" office:value="3.52449" calcext:value-type="float">
            <text:p>3,52449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0.00875" calcext:value-type="float">
            <text:p>0,00875</text:p>
          </table:table-cell>
          <table:table-cell table:number-columns-repeated="10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9.84814" calcext:value-type="float">
            <text:p>9,84814</text:p>
          </table:table-cell>
          <table:table-cell office:value-type="float" office:value="9.72913" calcext:value-type="float">
            <text:p>9,7291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4.13621" calcext:value-type="float">
            <text:p>4,13621</text:p>
          </table:table-cell>
          <table:table-cell office:value-type="float" office:value="0.01234" calcext:value-type="float">
            <text:p>0,01234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1.4283" calcext:value-type="float">
            <text:p>11,4283</text:p>
          </table:table-cell>
          <table:table-cell office:value-type="float" office:value="11.9374" calcext:value-type="float">
            <text:p>11,9374</text:p>
          </table:table-cell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01487" calcext:value-type="float">
            <text:p>0,01487</text:p>
          </table:table-cell>
          <table:table-cell office:value-type="float" office:value="4.80168" calcext:value-type="float">
            <text:p>4,80168</text:p>
          </table:table-cell>
          <table:table-cell office:value-type="float" office:value="0.01297" calcext:value-type="float">
            <text:p>0,01297</text:p>
          </table:table-cell>
          <table:table-cell office:value-type="float" office:value="0.01078" calcext:value-type="float">
            <text:p>0,01078</text:p>
          </table:table-cell>
          <table:table-cell table:number-columns-repeated="10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4.13265" calcext:value-type="float">
            <text:p>14,13265</text:p>
          </table:table-cell>
          <table:table-cell office:value-type="float" office:value="13.65962" calcext:value-type="float">
            <text:p>13,65962</text:p>
          </table:table-cell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662" calcext:value-type="float">
            <text:p>0,01662</text:p>
          </table:table-cell>
          <table:table-cell office:value-type="float" office:value="5.51916" calcext:value-type="float">
            <text:p>5,51916</text:p>
          </table:table-cell>
          <table:table-cell office:value-type="float" office:value="0.01437" calcext:value-type="float">
            <text:p>0,01437</text:p>
          </table:table-cell>
          <table:table-cell office:value-type="float" office:value="0.01093" calcext:value-type="float">
            <text:p>0,01093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.99524" calcext:value-type="float">
            <text:p>15,99524</text:p>
          </table:table-cell>
          <table:table-cell office:value-type="float" office:value="15.57589" calcext:value-type="float">
            <text:p>15,5758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757" calcext:value-type="float">
            <text:p>0,01757</text:p>
          </table:table-cell>
          <table:table-cell office:value-type="float" office:value="6.27552" calcext:value-type="float">
            <text:p>6,2755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234" calcext:value-type="float">
            <text:p>0,01234</text:p>
          </table:table-cell>
          <table:table-cell table:number-columns-repeated="10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8.08544" calcext:value-type="float">
            <text:p>18,08544</text:p>
          </table:table-cell>
          <table:table-cell office:value-type="float" office:value="17.60317" calcext:value-type="float">
            <text:p>17,60317</text:p>
          </table:table-cell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921" calcext:value-type="float">
            <text:p>0,01921</text:p>
          </table:table-cell>
          <table:table-cell office:value-type="float" office:value="7.08099" calcext:value-type="float">
            <text:p>7,08099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1295" calcext:value-type="float">
            <text:p>0,01295</text:p>
          </table:table-cell>
          <table:table-cell table:number-columns-repeated="10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.30299" calcext:value-type="float">
            <text:p>20,30299</text:p>
          </table:table-cell>
          <table:table-cell office:value-type="float" office:value="19.77548" calcext:value-type="float">
            <text:p>19,77548</text:p>
          </table:table-cell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2031" calcext:value-type="float">
            <text:p>0,02031</text:p>
          </table:table-cell>
          <table:table-cell office:value-type="float" office:value="7.94173" calcext:value-type="float">
            <text:p>7,94173</text:p>
          </table:table-cell>
          <table:table-cell office:value-type="float" office:value="0.01718" calcext:value-type="float">
            <text:p>0,01718</text:p>
          </table:table-cell>
          <table:table-cell office:value-type="float" office:value="0.01391" calcext:value-type="float">
            <text:p>0,01391</text:p>
          </table:table-cell>
          <table:table-cell table:number-columns-repeated="10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0.71435" calcext:value-type="float">
            <text:p>20,71435</text:p>
          </table:table-cell>
          <table:table-cell office:value-type="float" office:value="21.90249" calcext:value-type="float">
            <text:p>21,90249</text:p>
          </table:table-cell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2124" calcext:value-type="float">
            <text:p>0,02124</text:p>
          </table:table-cell>
          <table:table-cell office:value-type="float" office:value="8.85041" calcext:value-type="float">
            <text:p>8,85041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1499" calcext:value-type="float">
            <text:p>0,01499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.03341" calcext:value-type="float">
            <text:p>23,03341</text:p>
          </table:table-cell>
          <table:table-cell office:value-type="float" office:value="24.31025" calcext:value-type="float">
            <text:p>24,31025</text:p>
          </table:table-cell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 office:value-type="float" office:value="5.31147" calcext:value-type="float">
            <text:p>5,31147</text:p>
          </table:table-cell>
          <table:table-cell office:value-type="float" office:value="0.02296" calcext:value-type="float">
            <text:p>0,02296</text:p>
          </table:table-cell>
          <table:table-cell office:value-type="float" office:value="9.80924" calcext:value-type="float">
            <text:p>9,80924</text:p>
          </table:table-cell>
          <table:table-cell office:value-type="float" office:value="0.01968" calcext:value-type="float">
            <text:p>0,01968</text:p>
          </table:table-cell>
          <table:table-cell office:value-type="float" office:value="0.01562" calcext:value-type="float">
            <text:p>0,01562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9:14:30.0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1-01T20:26:18.275000000</dc:date>
    <meta:editing-duration>PT11H47M59S</meta:editing-duration>
    <meta:editing-cycles>17</meta:editing-cycles>
    <meta:generator>LibreOffice/7.6.7.2$Windows_X86_64 LibreOffice_project/dd47e4b30cb7dab30588d6c79c651f218165e3c5</meta:generator>
    <meta:document-statistic meta:table-count="1" meta:cell-count="22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47cm" svg:height="9.35cm" xlink:href=".." xlink:type="simple" chart:class="chart:line" chart:style-name="ch1">
        <chart:legend chart:legend-position="end" svg:x="12.98cm" svg:y="3.38cm" style:legend-expansion="high" chart:style-name="ch2"/>
        <chart:plot-area chart:style-name="ch3" table:cell-range-address="Planilha1.A1:Planilha1.A22 Planilha1.D1:Planilha1.E22 Planilha1.G1:Planilha1.G22 Planilha1.I1:Planilha1.J22" chart:data-source-has-labels="both" svg:x="1.341cm" svg:y="0.187cm" svg:width="11.309cm" svg:height="7.995cm">
          <chart:coordinate-region svg:x="2.439cm" svg:y="0.386cm" svg:width="10.071cm" svg:height="6.48cm"/>
          <chart:axis chart:dimension="x" chart:name="primary-x" chart:style-name="ch4" chartooo:axis-type="auto">
            <chartooo:date-scale/>
            <chart:title svg:x="6.303cm" svg:y="8.369cm" chart:style-name="ch5">
              <text:p>tamanho</text:p>
            </chart:title>
            <chart:categories table:cell-range-address="Planilha1.A2:Planilha1.A22"/>
          </chart:axis>
          <chart:axis chart:dimension="y" chart:name="primary-y" chart:style-name="ch4">
            <chart:title svg:x="0.451cm" svg:y="4.956cm" chart:style-name="ch6">
              <text:p>segundos</text:p>
            </chart:title>
            <chart:grid chart:style-name="ch7" chart:class="major"/>
          </chart:axis>
          <chart:series chart:style-name="ch8" chart:values-cell-range-address="Planilha1.D2:Planilha1.D22" chart:label-cell-address="Planilha1.D1:Planilha1.D1" chart:class="chart:line">
            <chart:data-point chart:repeated="21"/>
          </chart:series>
          <chart:series chart:style-name="ch9" chart:values-cell-range-address="Planilha1.E2:Planilha1.E22" chart:label-cell-address="Planilha1.E1:Planilha1.E1" chart:class="chart:line">
            <chart:data-point chart:repeated="21"/>
          </chart:series>
          <chart:series chart:style-name="ch10" chart:values-cell-range-address="Planilha1.G2:Planilha1.G22" chart:label-cell-address="Planilha1.G1:Planilha1.G1" chart:class="chart:line">
            <chart:data-point chart:repeated="21"/>
          </chart:series>
          <chart:series chart:style-name="ch11" chart:values-cell-range-address="Planilha1.I2:Planilha1.I22" chart:label-cell-address="Planilha1.I1:Planilha1.I1" chart:class="chart:line">
            <chart:data-point chart:repeated="21"/>
          </chart:series>
          <chart:series chart:style-name="ch12" chart:values-cell-range-address="Planilha1.J2:Planilha1.J22" chart:label-cell-address="Planilha1.J1:Planilha1.J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primeiro</text:p>
                <draw:g>
                  <svg:desc>Planilha1.D1:Planilha1.D1</svg:desc>
                </draw:g>
              </table:table-cell>
              <table:table-cell office:value-type="string">
                <text:p>Quick Meio</text:p>
                <draw:g>
                  <svg:desc>Planilha1.E1:Planilha1.E1</svg:desc>
                </draw:g>
              </table:table-cell>
              <table:table-cell office:value-type="string">
                <text:p>Shell</text:p>
                <draw:g>
                  <svg:desc>Planilha1.G1:Planilha1.G1</svg:desc>
                </draw:g>
              </table:table-cell>
              <table:table-cell office:value-type="string">
                <text:p>Heap</text:p>
                <draw:g>
                  <svg:desc>Planilha1.I1:Planilha1.I1</svg:desc>
                </draw:g>
              </table:table-cell>
              <table:table-cell office:value-type="string">
                <text:p>Merge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2:Planilha1.A22</svg:desc>
                </draw:g>
              </table:table-cell>
              <table:table-cell office:value-type="float" office:value="0.00015">
                <text:p>0.00015</text:p>
                <draw:g>
                  <svg:desc>Planilha1.D2:Planilha1.D22</svg:desc>
                </draw:g>
              </table:table-cell>
              <table:table-cell office:value-type="float" office:value="0.00015">
                <text:p>0.00015</text:p>
                <draw:g>
                  <svg:desc>Planilha1.E2:Planilha1.E22</svg:desc>
                </draw:g>
              </table:table-cell>
              <table:table-cell office:value-type="float" office:value="0.0002">
                <text:p>0.0002</text:p>
                <draw:g>
                  <svg:desc>Planilha1.G2:Planilha1.G22</svg:desc>
                </draw:g>
              </table:table-cell>
              <table:table-cell office:value-type="float" office:value="0.00015">
                <text:p>0.00015</text:p>
                <draw:g>
                  <svg:desc>Planilha1.I2:Planilha1.I22</svg:desc>
                </draw:g>
              </table:table-cell>
              <table:table-cell office:value-type="float" office:value="0.00031">
                <text:p>0.00031</text:p>
                <draw:g>
                  <svg:desc>Planilha1.J2:Planilha1.J22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31">
                <text:p>0.00031</text:p>
              </table:table-cell>
              <table:table-cell office:value-type="float" office:value="0.00046">
                <text:p>0.00046</text:p>
              </table:table-cell>
              <table:table-cell office:value-type="float" office:value="0.00078">
                <text:p>0.00078</text:p>
              </table:table-cell>
              <table:table-cell office:value-type="float" office:value="0.00063">
                <text:p>0.00063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79">
                <text:p>0.00079</text:p>
              </table:table-cell>
              <table:table-cell office:value-type="float" office:value="0.00109">
                <text:p>0.00109</text:p>
              </table:table-cell>
              <table:table-cell office:value-type="float" office:value="0.00203">
                <text:p>0.00203</text:p>
              </table:table-cell>
              <table:table-cell office:value-type="float" office:value="0.00156">
                <text:p>0.00156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124">
                <text:p>0.00124</text:p>
              </table:table-cell>
              <table:table-cell office:value-type="float" office:value="0.00187">
                <text:p>0.00187</text:p>
              </table:table-cell>
              <table:table-cell office:value-type="float" office:value="0.00265">
                <text:p>0.00265</text:p>
              </table:table-cell>
              <table:table-cell office:value-type="float" office:value="0.0025">
                <text:p>0.0025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187">
                <text:p>0.00187</text:p>
              </table:table-cell>
              <table:table-cell office:value-type="float" office:value="0.00201">
                <text:p>0.00201</text:p>
              </table:table-cell>
              <table:table-cell office:value-type="float" office:value="0.00375">
                <text:p>0.00375</text:p>
              </table:table-cell>
              <table:table-cell office:value-type="float" office:value="0.00344">
                <text:p>0.00344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251">
                <text:p>0.00251</text:p>
              </table:table-cell>
              <table:table-cell office:value-type="float" office:value="0.00312">
                <text:p>0.00312</text:p>
              </table:table-cell>
              <table:table-cell office:value-type="float" office:value="0.00497">
                <text:p>0.00497</text:p>
              </table:table-cell>
              <table:table-cell office:value-type="float" office:value="0.00422">
                <text:p>0.00422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328">
                <text:p>0.00328</text:p>
              </table:table-cell>
              <table:table-cell office:value-type="float" office:value="0.0039">
                <text:p>0.0039</text:p>
              </table:table-cell>
              <table:table-cell office:value-type="float" office:value="0.00578">
                <text:p>0.00578</text:p>
              </table:table-cell>
              <table:table-cell office:value-type="float" office:value="0.00517">
                <text:p>0.00517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437">
                <text:p>0.00437</text:p>
              </table:table-cell>
              <table:table-cell office:value-type="float" office:value="0.00438">
                <text:p>0.00438</text:p>
              </table:table-cell>
              <table:table-cell office:value-type="float" office:value="0.00642">
                <text:p>0.00642</text:p>
              </table:table-cell>
              <table:table-cell office:value-type="float" office:value="0.0064">
                <text:p>0.0064</text:p>
              </table:table-cell>
              <table:table-cell office:value-type="float" office:value="0.00515">
                <text:p>0.0051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453">
                <text:p>0.00453</text:p>
              </table:table-cell>
              <table:table-cell office:value-type="float" office:value="0.00531">
                <text:p>0.00531</text:p>
              </table:table-cell>
              <table:table-cell office:value-type="float" office:value="0.00796">
                <text:p>0.00796</text:p>
              </table:table-cell>
              <table:table-cell office:value-type="float" office:value="0.00734">
                <text:p>0.00734</text:p>
              </table:table-cell>
              <table:table-cell office:value-type="float" office:value="0.00594">
                <text:p>0.0059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484">
                <text:p>0.00484</text:p>
              </table:table-cell>
              <table:table-cell office:value-type="float" office:value="0.00562">
                <text:p>0.00562</text:p>
              </table:table-cell>
              <table:table-cell office:value-type="float" office:value="0.0089">
                <text:p>0.0089</text:p>
              </table:table-cell>
              <table:table-cell office:value-type="float" office:value="0.00812">
                <text:p>0.00812</text:p>
              </table:table-cell>
              <table:table-cell office:value-type="float" office:value="0.00641">
                <text:p>0.0064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515">
                <text:p>0.00515</text:p>
              </table:table-cell>
              <table:table-cell office:value-type="float" office:value="0.00671">
                <text:p>0.00671</text:p>
              </table:table-cell>
              <table:table-cell office:value-type="float" office:value="0.00983">
                <text:p>0.00983</text:p>
              </table:table-cell>
              <table:table-cell office:value-type="float" office:value="0.00921">
                <text:p>0.00921</text:p>
              </table:table-cell>
              <table:table-cell office:value-type="float" office:value="0.00719">
                <text:p>0.0071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609">
                <text:p>0.00609</text:p>
              </table:table-cell>
              <table:table-cell office:value-type="float" office:value="0.00719">
                <text:p>0.00719</text:p>
              </table:table-cell>
              <table:table-cell office:value-type="float" office:value="0.01155">
                <text:p>0.01155</text:p>
              </table:table-cell>
              <table:table-cell office:value-type="float" office:value="0.01032">
                <text:p>0.01032</text:p>
              </table:table-cell>
              <table:table-cell office:value-type="float" office:value="0.00781">
                <text:p>0.0078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687">
                <text:p>0.00687</text:p>
              </table:table-cell>
              <table:table-cell office:value-type="float" office:value="0.00813">
                <text:p>0.00813</text:p>
              </table:table-cell>
              <table:table-cell office:value-type="float" office:value="0.01249">
                <text:p>0.01249</text:p>
              </table:table-cell>
              <table:table-cell office:value-type="float" office:value="0.01124">
                <text:p>0.01124</text:p>
              </table:table-cell>
              <table:table-cell office:value-type="float" office:value="0.00875">
                <text:p>0.0087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75">
                <text:p>0.0075</text:p>
              </table:table-cell>
              <table:table-cell office:value-type="float" office:value="0.00843">
                <text:p>0.00843</text:p>
              </table:table-cell>
              <table:table-cell office:value-type="float" office:value="0.01344">
                <text:p>0.01344</text:p>
              </table:table-cell>
              <table:table-cell office:value-type="float" office:value="0.01234">
                <text:p>0.012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811">
                <text:p>0.00811</text:p>
              </table:table-cell>
              <table:table-cell office:value-type="float" office:value="0.00937">
                <text:p>0.00937</text:p>
              </table:table-cell>
              <table:table-cell office:value-type="float" office:value="0.01487">
                <text:p>0.01487</text:p>
              </table:table-cell>
              <table:table-cell office:value-type="float" office:value="0.01297">
                <text:p>0.01297</text:p>
              </table:table-cell>
              <table:table-cell office:value-type="float" office:value="0.01078">
                <text:p>0.0107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874">
                <text:p>0.00874</text:p>
              </table:table-cell>
              <table:table-cell office:value-type="float" office:value="0.01047">
                <text:p>0.01047</text:p>
              </table:table-cell>
              <table:table-cell office:value-type="float" office:value="0.01662">
                <text:p>0.01662</text:p>
              </table:table-cell>
              <table:table-cell office:value-type="float" office:value="0.01437">
                <text:p>0.01437</text:p>
              </table:table-cell>
              <table:table-cell office:value-type="float" office:value="0.01093">
                <text:p>0.0109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92">
                <text:p>0.0092</text:p>
              </table:table-cell>
              <table:table-cell office:value-type="float" office:value="0.01093">
                <text:p>0.01093</text:p>
              </table:table-cell>
              <table:table-cell office:value-type="float" office:value="0.01757">
                <text:p>0.01757</text:p>
              </table:table-cell>
              <table:table-cell office:value-type="float" office:value="0.015">
                <text:p>0.015</text:p>
              </table:table-cell>
              <table:table-cell office:value-type="float" office:value="0.01234">
                <text:p>0.01234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1015">
                <text:p>0.01015</text:p>
              </table:table-cell>
              <table:table-cell office:value-type="float" office:value="0.01172">
                <text:p>0.01172</text:p>
              </table:table-cell>
              <table:table-cell office:value-type="float" office:value="0.01921">
                <text:p>0.01921</text:p>
              </table:table-cell>
              <table:table-cell office:value-type="float" office:value="0.01641">
                <text:p>0.01641</text:p>
              </table:table-cell>
              <table:table-cell office:value-type="float" office:value="0.01295">
                <text:p>0.0129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061">
                <text:p>0.01061</text:p>
              </table:table-cell>
              <table:table-cell office:value-type="float" office:value="0.01233">
                <text:p>0.01233</text:p>
              </table:table-cell>
              <table:table-cell office:value-type="float" office:value="0.02031">
                <text:p>0.02031</text:p>
              </table:table-cell>
              <table:table-cell office:value-type="float" office:value="0.01718">
                <text:p>0.01718</text:p>
              </table:table-cell>
              <table:table-cell office:value-type="float" office:value="0.01391">
                <text:p>0.01391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1139">
                <text:p>0.01139</text:p>
              </table:table-cell>
              <table:table-cell office:value-type="float" office:value="0.01328">
                <text:p>0.01328</text:p>
              </table:table-cell>
              <table:table-cell office:value-type="float" office:value="0.02124">
                <text:p>0.02124</text:p>
              </table:table-cell>
              <table:table-cell office:value-type="float" office:value="0.0178">
                <text:p>0.0178</text:p>
              </table:table-cell>
              <table:table-cell office:value-type="float" office:value="0.01499">
                <text:p>0.014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217">
                <text:p>0.01217</text:p>
              </table:table-cell>
              <table:table-cell office:value-type="float" office:value="0.01374">
                <text:p>0.01374</text:p>
              </table:table-cell>
              <table:table-cell office:value-type="float" office:value="0.02296">
                <text:p>0.02296</text:p>
              </table:table-cell>
              <table:table-cell office:value-type="float" office:value="0.01968">
                <text:p>0.01968</text:p>
              </table:table-cell>
              <table:table-cell office:value-type="float" office:value="0.01562">
                <text:p>0.01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